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IntHrP24DlTt" svg:font-family="IntHrP24DlTt" style:font-pitch="variable"/>
    <style:font-face style:name="IntHrP36DmTt" svg:font-family="IntHrP36DmTt" style:font-pitch="variable"/>
    <style:font-face style:name="IntHrP48DmTt" svg:font-family="IntHrP48DmTt" style:font-pitch="variable"/>
    <style:font-face style:name="IntHrP60DmTt" svg:font-family="IntHrP60DmT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0.168cm" table:align="left"/>
    </style:style>
    <style:style style:name="Tabla1.A" style:family="table-column">
      <style:table-column-properties style:column-width="9.583cm"/>
    </style:style>
    <style:style style:name="Tabla1.B" style:family="table-column">
      <style:table-column-properties style:column-width="10.585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20.182cm" table:align="margins"/>
    </style:style>
    <style:style style:name="Tabla2.A" style:family="table-column">
      <style:table-column-properties style:column-width="1.623cm" style:rel-column-width="5269*"/>
    </style:style>
    <style:style style:name="Tabla2.B" style:family="table-column">
      <style:table-column-properties style:column-width="9.509cm" style:rel-column-width="30877*"/>
    </style:style>
    <style:style style:name="Tabla2.D" style:family="table-column">
      <style:table-column-properties style:column-width="7.428cm" style:rel-column-width="24120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20.182cm" table:align="margins"/>
    </style:style>
    <style:style style:name="Tabla3.A" style:family="table-column">
      <style:table-column-properties style:column-width="1.522cm" style:rel-column-width="863*"/>
    </style:style>
    <style:style style:name="Tabla3.B" style:family="table-column">
      <style:table-column-properties style:column-width="2.893cm" style:rel-column-width="1640*"/>
    </style:style>
    <style:style style:name="Tabla3.C" style:family="table-column">
      <style:table-column-properties style:column-width="3.404cm" style:rel-column-width="1930*"/>
    </style:style>
    <style:style style:name="Tabla3.D" style:family="table-column">
      <style:table-column-properties style:column-width="1.423cm" style:rel-column-width="807*"/>
    </style:style>
    <style:style style:name="Tabla3.E" style:family="table-column">
      <style:table-column-properties style:column-width="1.612cm" style:rel-column-width="914*"/>
    </style:style>
    <style:style style:name="Tabla3.F" style:family="table-column">
      <style:table-column-properties style:column-width="1.501cm" style:rel-column-width="851*"/>
    </style:style>
    <style:style style:name="Tabla3.G" style:family="table-column">
      <style:table-column-properties style:column-width="2.469cm" style:rel-column-width="1400*"/>
    </style:style>
    <style:style style:name="Tabla3.H" style:family="table-column">
      <style:table-column-properties style:column-width="3.844cm" style:rel-column-width="2179*"/>
    </style:style>
    <style:style style:name="Tabla3.I" style:family="table-column">
      <style:table-column-properties style:column-width="1.513cm" style:rel-column-width="858*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20.182cm" table:align="margins"/>
    </style:style>
    <style:style style:name="Tabla4.A" style:family="table-column">
      <style:table-column-properties style:column-width="9.804cm" style:rel-column-width="5558*"/>
    </style:style>
    <style:style style:name="Tabla4.B" style:family="table-column">
      <style:table-column-properties style:column-width="10.379cm" style:rel-column-width="5884*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0.185cm" table:align="margins"/>
    </style:style>
    <style:style style:name="Tabla5.A" style:family="table-column">
      <style:table-column-properties style:column-width="3.75cm" style:rel-column-width="24130*"/>
    </style:style>
    <style:style style:name="Tabla5.B" style:family="table-column">
      <style:table-column-properties style:column-width="6.435cm" style:rel-column-width="41405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9.389cm" table:align="margins" style:shadow="none"/>
    </style:style>
    <style:style style:name="Tabla6.A" style:family="table-column">
      <style:table-column-properties style:column-width="6.068cm" style:rel-column-width="3340*"/>
    </style:style>
    <style:style style:name="Tabla6.B" style:family="table-column">
      <style:table-column-properties style:column-width="3.321cm" style:rel-column-width="1828*"/>
    </style:style>
    <style:style style:name="Tabla6.A1" style:family="table-cell">
      <style:table-cell-properties fo:background-color="transparent" fo:padding="0.097cm" fo:border="none">
        <style:background-image/>
      </style:table-cell-properties>
    </style:style>
    <style:style style:name="Tabla7" style:family="table">
      <style:table-properties style:width="9.43cm" fo:margin-left="0.974cm" table:align="left" style:shadow="none"/>
    </style:style>
    <style:style style:name="Tabla7.A" style:family="table-column">
      <style:table-column-properties style:column-width="4.223cm"/>
    </style:style>
    <style:style style:name="Tabla7.B" style:family="table-column">
      <style:table-column-properties style:column-width="5.207cm"/>
    </style:style>
    <style:style style:name="Tabla7.A1" style:family="table-cell">
      <style:table-cell-properties fo:padding="0.097cm" fo:border="none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1pt" style:font-size-asian="9.60000038146973pt" style:font-size-complex="11pt"/>
    </style:style>
    <style:style style:name="P4" style:family="paragraph" style:parent-style-name="Standard">
      <style:text-properties fo:font-size="16pt" style:font-size-asian="14pt" style:font-size-complex="16pt"/>
    </style:style>
    <style:style style:name="P5" style:family="paragraph" style:parent-style-name="Text_20_body">
      <style:paragraph-properties fo:margin-top="0cm" fo:margin-bottom="0.109cm"/>
      <style:text-properties fo:font-size="6pt" style:font-size-asian="5.25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IntHrP36DmTt" fo:font-size="32pt" style:text-underline-style="none" style:font-size-asian="32pt" style:font-size-complex="32pt"/>
    </style:style>
    <style:style style:name="P7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UOTA">
        <text:p text:style-name="P5"/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able:table table:name="Tabla6" table:style-name="Tabla6">
                <table:table-column table:style-name="Tabla6.A"/>
                <table:table-column table:style-name="Tabla6.B"/>
                <table:table-row>
                  <table:table-cell table:style-name="Tabla6.A1" office:value-type="string">
                    <text:p text:style-name="P10">REGISTRO</text:p>
                    <text:p text:style-name="P10">BROMATOLOGICO</text:p>
                    <text:p text:style-name="P10">LOCAL</text:p>
                  </table:table-cell>
                  <table:table-cell table:style-name="Tabla6.A1" office:value-type="string">
                    <text:p text:style-name="P7">[PERIODO]</text:p>
                    <text:p text:style-name="P7">[VENCIMIENTO]</text:p>
                  </table:table-cell>
                </table:table-row>
              </table:table>
              <text:p text:style-name="P7"/>
            </table:table-cell>
            <table:table-cell table:style-name="Tabla1.A1" office:value-type="string">
              <table:table table:name="Tabla7" table:style-name="Tabla7">
                <table:table-column table:style-name="Tabla7.A"/>
                <table:table-column table:style-name="Tabla7.B"/>
                <table:table-row>
                  <table:table-cell table:style-name="Tabla7.A1" office:value-type="string">
                    <text:p text:style-name="P10">REGISTRO</text:p>
                    <text:p text:style-name="P10">BROMATOLOGICO</text:p>
                    <text:p text:style-name="P10">LOCAL</text:p>
                  </table:table-cell>
                  <table:table-cell table:style-name="Tabla7.A1" office:value-type="string">
                    <text:p text:style-name="P7">[PERIODO]</text:p>
                    <text:p text:style-name="P7">[VENCIMIENTO]</text:p>
                  </table:table-cell>
                </table:table-row>
              </table:table>
              <text:p text:style-name="P7"/>
            </table:table-cell>
          </table:table-row>
        </table:table>
        <text:p text:style-name="P3"/>
        <table:table table:name="Tabla2" table:style-name="Tabla2">
          <table:table-column table:style-name="Tabla2.A"/>
          <table:table-column table:style-name="Tabla2.B"/>
          <table:table-column table:style-name="Tabla2.A"/>
          <table:table-column table:style-name="Tabla2.D"/>
          <table:table-row>
            <table:table-cell table:style-name="Tabla2.A1" office:value-type="string">
              <text:p text:style-name="P1">[CUENTA] </text:p>
            </table:table-cell>
            <table:table-cell table:style-name="Tabla2.A1" office:value-type="string">
              <text:p text:style-name="P1">[RESPONSABLE]</text:p>
            </table:table-cell>
            <table:table-cell table:style-name="Tabla2.A1" office:value-type="string">
              <text:p text:style-name="P1">[CUENTA]</text:p>
            </table:table-cell>
            <table:table-cell table:style-name="Tabla2.A1" office:value-type="string">
              <text:p text:style-name="P1"><text:s/>[RESPONSABLE]</text:p>
            </table:table-cell>
          </table:table-row>
          <table:table-row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">[UBICACION]</text:p>
            </table:table-cell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">[UBICACION]</text:p>
            </table:table-cell>
          </table:table-row>
          <table:table-row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">[NEGOCIO]</text:p>
            </table:table-cell>
            <table:table-cell table:style-name="Tabla2.A1" office:value-type="string">
              <text:p text:style-name="P1"/>
            </table:table-cell>
            <table:table-cell table:style-name="Tabla2.A1" office:value-type="string">
              <text:p text:style-name="P1">[NEGOCIO]</text:p>
            </table:table-cell>
          </table:table-row>
        </table:table>
        <text:p text:style-name="P4"/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column table:style-name="Tabla3.E"/>
          <table:table-column table:style-name="Tabla3.F"/>
          <table:table-column table:style-name="Tabla3.G"/>
          <table:table-column table:style-name="Tabla3.H"/>
          <table:table-column table:style-name="Tabla3.I"/>
          <table:table-row>
            <table:table-cell table:style-name="Tabla3.A1" office:value-type="string">
              <text:p text:style-name="P1">[RUBRO]</text:p>
            </table:table-cell>
            <table:table-cell table:style-name="Tabla3.A1" office:value-type="string">
              <text:p text:style-name="P1">[NOMBR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[IMPORT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>[RUBRO]</text:p>
            </table:table-cell>
            <table:table-cell table:style-name="Tabla3.A1" office:value-type="string">
              <text:p text:style-name="P1">[NOMBR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[IMPORTE]</text:p>
            </table:table-cell>
          </table:table-row>
          <table:table-row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[IMPORTE]</text:p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1"/>
            </table:table-cell>
            <table:table-cell table:style-name="Tabla3.A1" office:value-type="string">
              <text:p text:style-name="P2">[IMPORTE]</text:p>
            </table:table-cell>
          </table:table-row>
        </table:table>
        <text:p text:style-name="Standard"/>
        <text:p text:style-name="Standard"/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P6">[CB]</text:p>
            </table:table-cell>
            <table:table-cell table:style-name="Tabla4.A1" office:value-type="string">
              <table:table table:name="Tabla5" table:style-name="Tabla5">
                <table:table-column table:style-name="Tabla5.A"/>
                <table:table-column table:style-name="Tabla5.B"/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2">[PERIODO]</text:p>
                  </table:table-cell>
                </table:table-row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2">[CUENTA]</text:p>
                  </table:table-cell>
                </table:table-row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2">[VENCIMIENTO]</text:p>
                  </table:table-cell>
                </table:table-row>
                <table:table-row>
                  <table:table-cell table:style-name="Tabla5.A1" office:value-type="string">
                    <text:p text:style-name="Table_20_Contents"/>
                  </table:table-cell>
                  <table:table-cell table:style-name="Tabla5.A1" office:value-type="string">
                    <text:p text:style-name="P2">[IMPORTE]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Standard"/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IntHrP24DlTt" svg:font-family="IntHrP24DlTt" style:font-pitch="variable"/>
    <style:font-face style:name="IntHrP36DmTt" svg:font-family="IntHrP36DmTt" style:font-pitch="variable"/>
    <style:font-face style:name="IntHrP48DmTt" svg:font-family="IntHrP48DmTt" style:font-pitch="variable"/>
    <style:font-face style:name="IntHrP60DmTt" svg:font-family="IntHrP60DmT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7cm" style:type="center"/>
          <style:tab-stop style:position="19.59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1.023cm" fo:margin-bottom="0.921cm" fo:margin-left="0.624cm" fo:margin-right="0.78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vap </meta:initial-creator>
    <meta:creation-date>2012-07-03T13:39:30</meta:creation-date>
    <meta:generator>LibreOffice/3.5$Linux_x86 LibreOffice_project/350m1$Build-2</meta:generator>
    <dc:date>2012-07-27T14:38:02</dc:date>
    <dc:creator>olvap </dc:creator>
    <meta:editing-duration>PT2H47M26S</meta:editing-duration>
    <meta:editing-cycles>23</meta:editing-cycles>
    <meta:document-statistic meta:table-count="7" meta:image-count="0" meta:object-count="0" meta:page-count="1" meta:paragraph-count="31" meta:word-count="31" meta:character-count="289" meta:non-whitespace-character-count="287"/>
  </office:meta>
</office:document-meta>
</file>